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ff1" officeooo:paragraph-rsid="00129ff1"/>
    </style:style>
    <style:style style:name="P2" style:family="paragraph" style:parent-style-name="Standard" style:list-style-name="L1">
      <style:text-properties officeooo:rsid="00129ff1" officeooo:paragraph-rsid="00129ff1"/>
    </style:style>
    <style:style style:name="P3" style:family="paragraph" style:parent-style-name="Standard" style:list-style-name="L1">
      <style:text-properties officeooo:rsid="00129ff1" officeooo:paragraph-rsid="00130cf9"/>
    </style:style>
    <style:style style:name="P4" style:family="paragraph" style:parent-style-name="Standard" style:list-style-name="L1">
      <style:text-properties officeooo:rsid="00130cf9" officeooo:paragraph-rsid="00130cf9"/>
    </style:style>
    <style:style style:name="T1" style:family="text">
      <style:text-properties officeooo:rsid="00130c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erviços ofertados:</text:p>
      <text:p text:style-name="P1"/>
      <text:p text:style-name="P1">- Manutenção de computadores;</text:p>
      <text:p text:style-name="P1">- Manutenção de notebooks;</text:p>
      <text:p text:style-name="P1">- Manutenção de smartphones;</text:p>
      <text:p text:style-name="P1">- Formatações;</text:p>
      <text:p text:style-name="P1">- Instalação e configuração de Oss;</text:p>
      <text:p text:style-name="P1">- Upgrades;</text:p>
      <text:p text:style-name="P1">- Backups;</text:p>
      <text:p text:style-name="P1">- Visita técnica.</text:p>
      <text:p text:style-name="P1"/>
      <text:p text:style-name="P1">Telas do sistema:</text:p>
      <text:list xml:id="list3521126711" text:style-name="L1">
        <text:list-header>
          <text:p text:style-name="P2"/>
        </text:list-header>
        <text:list-item>
          <text:p text:style-name="P3"><text:span text:style-name="T1">- Login;</text:span></text:p>
        </text:list-item>
        <text:list-item>
          <text:p text:style-name="P3"><text:span text:style-name="T1">- Painel;</text:span></text:p>
        </text:list-item>
        <text:list-item>
          <text:p text:style-name="P3">- Criar Ordem de Serviço;</text:p>
        </text:list-item>
        <text:list-item>
          <text:p text:style-name="P2">- Consultar/<text:span text:style-name="T1">Alterar</text:span> Ordem de Serviço;</text:p>
        </text:list-item>
        <text:list-item>
          <text:p text:style-name="P3">- Consultar/<text:span text:style-name="T1">Alterar</text:span> Serviço;</text:p>
        </text:list-item>
        <text:list-item>
          <text:p text:style-name="P3">- Cadastrar/<text:span text:style-name="T1">Alterar</text:span> Serviço;</text:p>
        </text:list-item>
        <text:list-item>
          <text:p text:style-name="P2">- Simular orçamento;</text:p>
        </text:list-item>
        <text:list-item>
          <text:p text:style-name="P2">- Cadastrar/Alterar dados de Login (funcionários);</text:p>
        </text:list-item>
        <text:list-item>
          <text:p text:style-name="P2">- Consultar/Alterar Estoque (?);</text:p>
        </text:list-item>
        <text:list-item>
          <text:p text:style-name="P2">- Agendar Visita Técnica;</text:p>
        </text:list-item>
        <text:list-item>
          <text:p text:style-name="P4">- Sobre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9:08:24.896000000</meta:creation-date>
    <dc:date>2022-11-04T19:25:10.296000000</dc:date>
    <meta:editing-duration>PT4M5S</meta:editing-duration>
    <meta:editing-cycles>1</meta:editing-cycles>
    <meta:document-statistic meta:table-count="0" meta:image-count="0" meta:object-count="0" meta:page-count="1" meta:paragraph-count="21" meta:word-count="82" meta:character-count="500" meta:non-whitespace-character-count="450"/>
    <meta:generator>LibreOffice/7.3.4.2$Windows_X86_64 LibreOffice_project/728fec16bd5f605073805c3c9e7c4212a0120dc5</meta:generator>
  </office:meta>
</office:document-meta>
</file>